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left="0cm" fo:margin-right="0cm" fo:margin-top="0cm" fo:margin-bottom="0.21cm" style:contextual-spacing="false" fo:text-align="center" style:justify-single-word="false" fo:text-indent="0cm" style:auto-text-indent="false"/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6" style:family="paragraph" style:parent-style-name="Standard">
      <style:paragraph-properties fo:margin-top="0cm" fo:margin-bottom="0.21cm" style:contextual-spacing="false"/>
      <style:text-properties fo:color="#000000" loext:opacity="100%" style:font-name="Arial2" fo:font-size="8pt" style:letter-kerning="true" style:font-name-asian="SimSun" style:font-size-asian="8pt" style:language-asian="zh" style:country-asian="CN" style:font-name-complex="Arial4" style:font-size-complex="8pt" style:language-complex="hi" style:country-complex="IN" style:font-weight-complex="bold"/>
    </style:style>
    <style:style style:name="P7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57bbe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5963d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officeooo:paragraph-rsid="005c151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fo:font-weight="bol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2" style:family="paragraph" style:parent-style-name="Standard">
      <style:paragraph-properties fo:margin-top="0cm" fo:margin-bottom="0.21cm" style:contextual-spacing="false" fo:text-align="justify" style:justify-single-word="false"/>
      <style:text-properties officeooo:paragraph-rsid="005c1512"/>
    </style:style>
    <style:style style:name="P13" style:family="paragraph" style:parent-style-name="Standard">
      <style:paragraph-properties fo:margin-top="0cm" fo:margin-bottom="0.21cm" style:contextual-spacing="false" fo:text-align="justify" style:justify-single-word="false"/>
      <style:text-properties fo:color="#2a6099" loext:opacity="100%" style:font-name="Arial3" fo:font-size="10pt" fo:font-weight="bold" officeooo:rsid="00563119" officeooo:paragraph-rsid="00563119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4" style:family="paragraph" style:parent-style-name="Standard">
      <style:paragraph-properties fo:margin-top="0cm" fo:margin-bottom="0.21cm" style:contextual-spacing="false" fo:text-align="justify" style:justify-single-word="false"/>
      <style:text-properties fo:color="#2a6099" loext:opacity="100%" style:font-name="Arial3" fo:font-size="10pt" fo:font-weight="bold" officeooo:rsid="00563119" officeooo:paragraph-rsid="005c1512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4a84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3" fo:font-size="10pt" fo:font-style="normal" fo:text-shadow="none" style:text-underline-style="none" fo:font-weight="normal" officeooo:rsid="0045ec7f" officeooo:paragraph-rsid="004a84e6" style:letter-kerning="true" style:font-name-asian="SimSun" style:font-size-asian="10pt" style:language-asian="zh" style:country-asian="CN" style:font-style-asian="normal" style:font-weight-asian="normal" style:font-name-complex="Arial4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8pt" fo:letter-spacing="-0.004cm" fo:font-weight="bold" officeooo:rsid="00006a50" officeooo:paragraph-rsid="004d1393" style:font-size-asian="8pt" style:font-weight-asian="bold" style:font-name-complex="Arial4" style:font-size-complex="8pt" style:font-weight-complex="bold"/>
    </style:style>
    <style:style style:name="P18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3" fo:font-size="10pt" officeooo:paragraph-rsid="004d1393" style:font-size-asian="10pt" style:font-name-complex="Arial4" style:font-size-complex="10pt"/>
    </style:style>
    <style:style style:name="P19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fo:color="#000000" loext:opacity="100%" style:font-name="Arial2" fo:font-size="13pt" fo:font-style="italic" fo:font-weight="bold" officeooo:rsid="003ecc1f" officeooo:paragraph-rsid="003ecc1f" style:letter-kerning="true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P20" style:family="paragraph" style:parent-style-name="Standard" style:list-style-name="L1">
      <style:paragraph-properties fo:margin-top="0cm" fo:margin-bottom="0.21cm" style:contextual-spacing="false" fo:text-align="justify" style:justify-single-word="false"/>
      <style:text-properties officeooo:paragraph-rsid="0057bbed"/>
    </style:style>
    <style:style style:name="P21" style:family="paragraph" style:parent-style-name="Standard">
      <style:paragraph-properties fo:margin-top="0cm" fo:margin-bottom="0.21cm" style:contextual-spacing="false" fo:text-align="justify" style:justify-single-word="false"/>
      <style:text-properties fo:color="#000000" loext:opacity="100%" style:font-name="Arial3" fo:font-size="10pt" fo:language="es" fo:country="ES" style:letter-kerning="true" fo:background-color="#ffff00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3" fo:font-size="10pt" fo:font-style="italic" style:letter-kerning="true" style:font-name-asian="SimSun" style:font-size-asian="10pt" style:language-asian="zh" style:country-asian="CN" style:font-style-asian="italic" style:font-name-complex="Arial4" style:font-size-complex="10pt" style:language-complex="hi" style:country-complex="IN" style:font-style-complex="italic" style:font-weight-complex="bold"/>
    </style:style>
    <style:style style:name="T2" style:family="text">
      <style:text-properties fo:color="#000000" loext:opacity="100%" style:font-name="Arial3" fo:font-size="10pt" fo:font-style="italic" officeooo:rsid="0057bbed" style:letter-kerning="true" style:font-name-asian="SimSun" style:font-size-asian="10pt" style:language-asian="zh" style:country-asian="CN" style:font-style-asian="italic" style:font-name-complex="Arial4" style:font-size-complex="10pt" style:language-complex="hi" style:country-complex="IN" style:font-style-complex="italic" style:font-weight-complex="bold"/>
    </style:style>
    <style:style style:name="T3" style:family="text">
      <style:text-properties fo:color="#000000" loext:opacity="100%" style:font-name="Arial3" fo:font-size="10pt" fo:font-weight="bold" officeooo:rsid="00658e34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4" style:family="text">
      <style:text-properties fo:color="#000000" loext:opacity="100%" style:font-name="Arial3" fo:font-size="10pt" fo:font-weight="normal" officeooo:rsid="00658e34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5" style:family="text">
      <style:text-properties fo:color="#000000" loext:opacity="100%" style:font-name="Arial3" fo:font-size="10pt" fo:font-weight="normal" officeooo:rsid="006632c0" style:letter-kerning="true" fo:background-color="transparent" loext:char-shading-value="0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6" style:family="text">
      <style:text-properties fo:color="#000000" loext:opacity="100%" officeooo:rsid="005204af"/>
    </style:style>
    <style:style style:name="T7" style:family="text">
      <style:text-properties fo:color="#000000" loext:opacity="100%" officeooo:rsid="0054e8ae"/>
    </style:style>
    <style:style style:name="T8" style:family="text">
      <style:text-properties fo:color="#000000" loext:opacity="100%" fo:font-weight="normal" officeooo:rsid="005204af" style:font-weight-asian="normal" style:font-weight-complex="normal"/>
    </style:style>
    <style:style style:name="T9" style:family="text">
      <style:text-properties fo:color="#000000" loext:opacity="100%" fo:font-weight="normal" officeooo:rsid="005f0184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458218" style:font-weight-asian="bold"/>
    </style:style>
    <style:style style:name="T12" style:family="text">
      <style:text-properties officeooo:rsid="004ac538"/>
    </style:style>
    <style:style style:name="T13" style:family="text">
      <style:text-properties style:font-name="Arial1" fo:font-size="10pt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3" style:font-size-complex="10pt" style:font-weight-complex="normal"/>
    </style:style>
    <style:style style:name="T14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3" style:font-weight-complex="bold"/>
    </style:style>
    <style:style style:name="T15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3" style:font-weight-complex="normal"/>
    </style:style>
    <style:style style:name="T16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3" style:font-weight-complex="bold"/>
    </style:style>
    <style:style style:name="T17" style:family="text">
      <style:text-properties fo:language="es" fo:country="ES" fo:font-weight="bold" officeooo:rsid="00149f96" fo:background-color="transparent" loext:char-shading-value="0" style:font-weight-asian="bold" style:font-weight-complex="bold"/>
    </style:style>
    <style:style style:name="T18" style:family="text">
      <style:text-properties officeooo:rsid="004dddb2"/>
    </style:style>
    <style:style style:name="T19" style:family="text">
      <style:text-properties officeooo:rsid="004e3ccb"/>
    </style:style>
    <style:style style:name="T20" style:family="text">
      <style:text-properties officeooo:rsid="0057bbed"/>
    </style:style>
    <style:style style:name="T21" style:family="text">
      <style:text-properties fo:color="#2a6099" loext:opacity="100%" style:font-name="Arial2" fo:font-weight="bold" officeooo:rsid="005e39fe" style:font-weight-asian="bold"/>
    </style:style>
    <style:style style:name="T22" style:family="text">
      <style:text-properties fo:color="#2a6099" loext:opacity="100%" style:font-name="Arial3" fo:font-size="10pt" fo:font-weight="bold" officeooo:rsid="0064daf0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3" style:family="text">
      <style:text-properties fo:color="#2a6099" loext:opacity="100%" style:font-name="Arial3" fo:font-size="10pt" fo:font-weight="bold" officeooo:rsid="00658e34" style:letter-kerning="true" fo:background-color="transparent" loext:char-shading-value="0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24" style:family="text">
      <style:text-properties officeooo:rsid="0064daf0"/>
    </style:style>
    <style:style style:name="T25" style:family="text">
      <style:text-properties fo:font-weight="normal" officeooo:rsid="005204af" style:font-weight-asian="normal" style:font-weight-complex="normal"/>
    </style:style>
    <style:style style:name="T26" style:family="text">
      <style:text-properties fo:font-weight="normal" officeooo:rsid="006632c0" style:font-weight-asian="normal" style:font-weight-complex="normal"/>
    </style:style>
    <style:style style:name="T27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SOLUCIÓN</text:p>
      <text:p text:style-name="P6"/>
      <text:p text:style-name="P15">Número de expediente: $$V_NUMEXP$$ </text:p>
      <text:p text:style-name="P15">Nombre del expediente: $$V_TITULOEXP$$</text:p>
      <text:p text:style-name="P16">Fecha: $$DIA_SISTEMA$$ <text:span text:style-name="T12">de</text:span> $$MES_SISTEMA$$ <text:span text:style-name="T12">de </text:span>$$EJERCICIO_SISTEMA$$</text:p>
      <text:p text:style-name="P16"/>
      <text:p text:style-name="P9"><text:span text:style-name="T21">[En caso de que se haya sometido a consulta pública]</text:span>Vista la consulta pública a la que se ha sometido la aprobación de la Ordenanza $$MUNICIPAL$$ Específica de Subvenciones $$MODALIDAD_SUBVENCION$$, de acuerdo con la <text:span text:style-name="T18">r</text:span>esolución de $$ALCALDIA$$ $$NUM_RES_ALC$$.</text:p>
      <text:p text:style-name="P7">Visto el texto del proyecto de Ordenanza $$MUNICIPAL$$ Específica de Subvenciones $$MODALIDAD_SUBVENCION$$ que se propone aprobar.</text:p>
      <text:p text:style-name="P7">En aplicación del principio de transparencia, de conformidad con el artículo 129.5 de la Ley 39/2015, de 1 de octubre, de Procedimiento Administrativo Común de las Administraciones Públicas, las Administraciones públicas posibilitarán que los/<text:span text:style-name="T19">las</text:span> potenciales destinatarios/<text:span text:style-name="T19">as</text:span> tengan una participación activa en la elaboración de las normas. </text:p>
      <text:p text:style-name="P8">De acuerdo con lo previsto en el artículo 133.2 de la Ley 39/2015, de 1 de octubre, </text:p>
      <text:p text:style-name="P8">“</text:p>
      <text:list xml:id="list3451962117" text:style-name="L1">
        <text:list-item>
          <text:p text:style-name="P20"><text:span text:style-name="T2">S</text:span><text:span text:style-name="T1">in perjuicio de la consulta previa a la redacción del texto de la iniciativa, cuando la norma afecte a los derechos e intereses legítimos de las personas, el centro directivo competente publicará el texto en el portal web correspondiente, con el objeto de dar audiencia a los ciudadanos afectados y recabar cuantas aportaciones adicionales puedan hacerse por otras personas o entidades. Asimismo, podrá también recabarse directamente la opinión de las organizaciones o asociaciones reconocidas por ley que agrupen o representen a las personas cuyos derechos o intereses legítimos se vieren afectados por la norma y cuyos fines guarden relación directa con su objeto.” </text:span></text:p>
        </text:list-item>
      </text:list>
      <text:p text:style-name="P7">Con el objeto de dar cumplimiento a los preceptos legales señalados, con carácter previo a la aprobación del texto normativo, y en virtud de las atribuciones que me confiere la legislación vigente,</text:p>
      <text:p text:style-name="P11"/>
      <text:p text:style-name="P5"><text:span text:style-name="T11">R</text:span><text:span text:style-name="T10">ESUELVO</text:span></text:p>
      <text:p text:style-name="P7"/>
      <text:p text:style-name="P10"><text:span text:style-name="T10">PRIMERO</text:span>.- Someter,<text:span text:style-name="T25"> </text:span><text:span text:style-name="T26">en virtud del artículo 133.2 de la Ley 39/2015, de 1 de octubre,</text:span> a información pública el siguiente proyecto de Ordenanza $$MUNICIPAL$$ Específica de Subvenciones $$MODALIDAD_SUBVENCION$$ a través del portal web $$DEL_AYTO$$ $$TRATAMIENTO_AYTO$$ $$NOMBRE_AYTO$$, durante un período de $$PERIODO_DIAS_2$$ días hábiles desde el siguiente a su inserción, a fin de dar audiencia a los/<text:span text:style-name="T19">las</text:span> ciudadanos/<text:span text:style-name="T19">as</text:span> afectados/<text:span text:style-name="T19">as</text:span> y recabar cuantas aportaciones adicionales puedan hacerse por otras personas o entidades.</text:p>
      <text:p text:style-name="P13">[Transcribir <text:span text:style-name="T20">texto del </text:span>proyecto <text:span text:style-name="T20">de</text:span> Ordenanza]</text:p>
      <text:p text:style-name="P14"><text:span text:style-name="T24">[En caso de realizar información pública]</text:span><text:span text:style-name="T6">S</text:span><text:span text:style-name="T7">EGUNDO</text:span><text:span text:style-name="T8">.- Comunicar la presente resolución a</text:span><text:span text:style-name="T9">l</text:span><text:span text:style-name="T8"> departamento que corresponda </text:span><text:span text:style-name="T9">de </text:span><text:span text:style-name="T8">Secretaría General, a los efectos de su publicación en el portal web $$DEL_AYTO$$ $$AYUNTAMIENTO$$.</text:span></text:p>
      <text:p text:style-name="P12"><text:span text:style-name="T22">[En caso de </text:span><text:span text:style-name="T23">recabarse directamente la opinión de las organizaciones o asociaciones reconocidas por Ley que agrupen o representen a las personas cuyos derechos o intereses legítimos se vieren afectados por la norma y cuyos fines guarden relación directa con su objeto</text:span><text:span text:style-name="T22">]</text:span><text:span text:style-name="T3">TERCERO.-</text:span><text:span text:style-name="T4"> Recabarse directamente, </text:span><text:span text:style-name="T5">en virtud del artículo 133.2 de la Ley 39/2015, de 1 de octubre,</text:span><text:span text:style-name="T4"> la opinión de las organizaciones o asociaciones reconocidas por Ley que agrupen o representen a las personas cuyos </text:span><text:soft-page-break/><text:span text:style-name="T4">derechos o intereses legítimos se vieren afectados por la norma y cuyos fines guarden relación directa con su objeto.</text:span></text:p>
      <text:p text:style-name="P21"/>
      <text:p text:style-name="P18"><text:span text:style-name="Fuente_20_de_20_párrafo_20_predeter."><text:span text:style-name="T16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14"><text:text-input text:description="JOOScript">${(FIRMANTES_FDO_AUXILIAR)!}</text:text-input></text:span></text:span><text:span text:style-name="T17"><text:s/></text:span><text:span text:style-name="Fuente_20_de_20_párrafo_20_predeter."><text:span text:style-name="T15"><text:text-input text:description="JOOScript">${(FIRMANTES_AUXILIAR)!}</text:text-input></text:span></text:span><text:span text:style-name="Fuente_20_de_20_párrafo_20_predeter."><text:span text:style-name="T15"><text:s/></text:span></text:span></text:p>
      <text:p text:style-name="P17"><text:span text:style-name="Fuente_20_de_20_párrafo_20_predeter."><text:span text:style-name="T13"><text:text-input text:description="JOOScript">${(FIRMANTE_DELEGACION_AUXILIAR)!}</text:text-input></text:span></text:span><text:span text:style-name="Fuente_20_de_20_párrafo_20_predeter."><text:span text:style-name="T13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Calibri3" svg:font-family="Calibri" style:font-pitch="variable"/>
    <style:font-face style:name="NewsGotT" svg:font-family="NewsGotT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2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2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3" fo:font-family="Arial" style:font-family-generic="swiss" style:font-pitch="variable" fo:font-size="10pt" fo:font-style="italic" style:font-size-asian="8.75pt" style:font-style-asian="italic" style:font-size-complex="10pt" style:font-style-complex="italic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2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2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7</meta:editing-cycles>
    <meta:creation-date>2019-09-12T08:50:52.807000000</meta:creation-date>
    <meta:editing-duration>PT8H22M55S</meta:editing-duration>
    <meta:generator>LibreOffice/7.0.2.2$Windows_X86_64 LibreOffice_project/8349ace3c3162073abd90d81fd06dcfb6b36b994</meta:generator>
    <dc:date>2021-03-04T12:11:41.534000000</dc:date>
    <dc:creator>N G</dc:creator>
    <meta:document-statistic meta:table-count="0" meta:image-count="0" meta:object-count="0" meta:page-count="2" meta:paragraph-count="24" meta:word-count="484" meta:character-count="3429" meta:non-whitespace-character-count="297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